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charset="x-symbol"/>
    <style:font-face style:name="Century Gothic" svg:font-family="'Century Gothic'"/>
    <style:font-face style:name="Arial1" svg:font-family="Arial" style:font-family-generic="swiss"/>
    <style:font-face style:name="Arial mt" svg:font-family="'Arial mt'" style:font-family-generic="swiss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91733" officeooo:paragraph-rsid="00191733"/>
    </style:style>
    <style:style style:name="P3" style:family="paragraph" style:parent-style-name="Standard">
      <style:paragraph-properties fo:text-align="start" style:justify-single-word="false"/>
      <style:text-properties officeooo:rsid="00191733" officeooo:paragraph-rsid="001bc0c5"/>
    </style:style>
    <style:style style:name="P4" style:family="paragraph" style:parent-style-name="Standard">
      <style:paragraph-properties fo:text-align="start" style:justify-single-word="false"/>
      <style:text-properties officeooo:rsid="00191733" officeooo:paragraph-rsid="001ea5cd"/>
    </style:style>
    <style:style style:name="P5" style:family="paragraph" style:parent-style-name="Standard">
      <style:paragraph-properties fo:text-align="start" style:justify-single-word="false"/>
      <style:text-properties officeooo:rsid="001bc0c5" officeooo:paragraph-rsid="001ea5cd"/>
    </style:style>
    <style:style style:name="P6" style:family="paragraph" style:parent-style-name="Standard">
      <style:paragraph-properties fo:text-align="start" style:justify-single-word="false"/>
      <style:text-properties officeooo:rsid="00207267" officeooo:paragraph-rsid="00207267"/>
    </style:style>
    <style:style style:name="P7" style:family="paragraph" style:parent-style-name="Standard">
      <style:paragraph-properties fo:text-align="start" style:justify-single-word="false"/>
      <style:text-properties style:font-name="ArialMT" fo:font-size="11pt" officeooo:rsid="00191733" style:font-size-asian="11pt"/>
    </style:style>
    <style:style style:name="P8" style:family="paragraph" style:parent-style-name="Standard">
      <style:paragraph-properties fo:text-align="start" style:justify-single-word="false"/>
      <style:text-properties officeooo:rsid="0022569f" officeooo:paragraph-rsid="0022569f"/>
    </style:style>
    <style:style style:name="P9" style:family="paragraph" style:parent-style-name="Standard">
      <style:paragraph-properties fo:text-align="start" style:justify-single-word="false"/>
      <style:text-properties officeooo:rsid="002288e2" officeooo:paragraph-rsid="00207267"/>
    </style:style>
    <style:style style:name="P10" style:family="paragraph" style:parent-style-name="Standard">
      <style:paragraph-properties fo:text-align="start" style:justify-single-word="false"/>
      <style:text-properties officeooo:rsid="002288e2" officeooo:paragraph-rsid="002288e2"/>
    </style:style>
    <style:style style:name="T1" style:family="text">
      <style:text-properties style:font-name="Arial-BoldMT" fo:font-size="12pt" fo:font-weight="bold" style:font-size-asian="12pt" style:font-weight-asian="bold"/>
    </style:style>
    <style:style style:name="T2" style:family="text">
      <style:text-properties style:font-name="Arial-BoldMT" fo:font-size="11pt" fo:font-weight="bold" style:font-size-asian="11pt" style:font-weight-asian="bold"/>
    </style:style>
    <style:style style:name="T3" style:family="text">
      <style:text-properties style:font-name="ArialMT" fo:font-size="11pt" style:font-size-asian="11pt"/>
    </style:style>
    <style:style style:name="T4" style:family="text">
      <style:text-properties style:font-name="ArialMT" fo:font-size="11pt" officeooo:rsid="001bc0c5" style:font-size-asian="11pt"/>
    </style:style>
    <style:style style:name="T5" style:family="text">
      <style:text-properties style:font-name="ArialMT" fo:font-size="11pt" officeooo:rsid="001db925" style:font-size-asian="11pt"/>
    </style:style>
    <style:style style:name="T6" style:family="text">
      <style:text-properties style:font-name="ArialMT" fo:font-size="11pt" officeooo:rsid="001ea5cd" style:font-size-asian="11pt"/>
    </style:style>
    <style:style style:name="T7" style:family="text">
      <style:text-properties style:font-name="Arial-ItalicMT" fo:font-size="11pt" fo:font-style="italic" style:font-size-asian="11pt" style:font-style-asian="italic"/>
    </style:style>
    <style:style style:name="T8" style:family="text">
      <style:text-properties style:font-name="Symbol" fo:font-size="11pt" officeooo:rsid="002268eb" style:font-size-asian="11pt"/>
    </style:style>
    <style:style style:name="T9" style:family="text">
      <style:text-properties style:font-name="Symbol" fo:font-size="11pt" officeooo:rsid="001bc0c5" style:font-size-asian="11pt"/>
    </style:style>
    <style:style style:name="T10" style:family="text">
      <style:text-properties style:font-name="Symbol" fo:font-size="11pt" fo:font-weight="normal" style:font-size-asian="11pt" style:font-size-complex="12pt"/>
    </style:style>
    <style:style style:name="T11" style:family="text">
      <style:text-properties style:text-position="sub 58%" style:font-name="ArialMT" fo:font-size="11pt" style:font-size-asian="11pt"/>
    </style:style>
    <style:style style:name="T12" style:family="text">
      <style:text-properties style:text-position="sub 58%" style:font-name="ArialMT" fo:font-size="11pt" officeooo:rsid="001a1305" style:font-size-asian="11pt"/>
    </style:style>
    <style:style style:name="T13" style:family="text">
      <style:text-properties style:text-position="sub 58%" style:font-name="ArialMT" fo:font-size="11pt" officeooo:rsid="001bc0c5" style:font-size-asian="11pt"/>
    </style:style>
    <style:style style:name="T14" style:family="text">
      <style:text-properties style:text-position="sub 58%" style:font-name="ArialMT" fo:font-size="11pt" fo:font-weight="normal" style:font-size-asian="11pt" style:font-size-complex="12pt"/>
    </style:style>
    <style:style style:name="T15" style:family="text">
      <style:text-properties style:text-position="sub 58%" style:font-name="ArialMT" fo:font-size="11pt" fo:font-weight="normal" officeooo:rsid="001bc0c5" style:font-size-asian="11pt" style:font-size-complex="12pt"/>
    </style:style>
    <style:style style:name="T16" style:family="text">
      <style:text-properties style:text-position="0% 100%" style:font-name="ArialMT" fo:font-size="11pt" fo:font-weight="normal" style:font-size-asian="11pt" style:font-size-complex="12pt"/>
    </style:style>
    <style:style style:name="T17" style:family="text">
      <style:text-properties style:text-position="0% 100%" style:font-name="ArialMT" fo:font-size="11pt" fo:font-weight="normal" officeooo:rsid="001bc0c5" style:font-size-asian="11pt" style:font-size-complex="12pt"/>
    </style:style>
    <style:style style:name="T18" style:family="text">
      <style:text-properties style:text-position="0% 100%" style:font-name="ArialMT" fo:font-size="11pt" fo:font-weight="normal" officeooo:rsid="00191733" style:font-size-asian="11pt" style:font-size-complex="12pt"/>
    </style:style>
    <style:style style:name="T19" style:family="text">
      <style:text-properties style:text-position="0% 100%" style:font-name="ArialMT" fo:font-size="11pt" fo:font-weight="normal" officeooo:rsid="001ea5cd" style:font-size-asian="11pt" style:font-size-complex="12pt"/>
    </style:style>
    <style:style style:name="T20" style:family="text">
      <style:text-properties style:text-position="0% 100%" style:font-name="Symbol" fo:font-size="11pt" fo:font-weight="normal" officeooo:rsid="00191733" style:font-size-asian="11pt" style:font-size-complex="12pt"/>
    </style:style>
    <style:style style:name="T21" style:family="text">
      <style:text-properties fo:color="#000000" loext:opacity="100%" style:text-position="sub 58%" style:font-name="ArialMT" fo:font-size="11pt" style:font-size-asian="11pt" style:font-size-complex="12pt"/>
    </style:style>
    <style:style style:name="T22" style:family="text">
      <style:text-properties fo:color="#000000" loext:opacity="100%" style:text-position="sub 58%" style:font-name="ArialMT" fo:font-size="11pt" officeooo:rsid="0022569f" style:font-size-asian="11pt" style:font-size-complex="12pt"/>
    </style:style>
    <style:style style:name="T23" style:family="text">
      <style:text-properties fo:color="#000000" loext:opacity="100%" style:text-position="sub 58%" style:font-name="ArialMT" fo:font-size="11pt" fo:font-weight="normal" officeooo:rsid="001bc0c5" style:font-size-asian="11pt" style:font-size-complex="12pt"/>
    </style:style>
    <style:style style:name="T24" style:family="text">
      <style:text-properties fo:color="#000000" loext:opacity="100%" style:text-position="sub 58%" style:font-name="Symbol" fo:font-size="11pt" officeooo:rsid="002268eb" style:font-size-asian="11pt" style:font-size-complex="12pt"/>
    </style:style>
    <style:style style:name="T25" style:family="text">
      <style:text-properties fo:color="#000000" loext:opacity="100%" style:font-name="ArialMT" fo:font-size="11pt" style:font-size-asian="11pt" style:font-size-complex="12pt"/>
    </style:style>
    <style:style style:name="T26" style:family="text">
      <style:text-properties fo:color="#000000" loext:opacity="100%" style:font-name="ArialMT" fo:font-size="11pt" officeooo:rsid="00191733" style:font-size-asian="11pt" style:font-size-complex="12pt"/>
    </style:style>
    <style:style style:name="T27" style:family="text">
      <style:text-properties fo:color="#000000" loext:opacity="100%" style:font-name="Arial mt" fo:font-size="12pt" style:font-size-asian="12pt" style:font-size-complex="12pt"/>
    </style:style>
    <style:style style:name="T28" style:family="text">
      <style:text-properties fo:color="#000000" loext:opacity="100%" style:text-position="0% 100%" style:font-name="Symbol" fo:font-size="11pt" style:font-size-asian="11pt" style:font-size-complex="12pt"/>
    </style:style>
    <style:style style:name="T29" style:family="text">
      <style:text-properties fo:color="#000000" loext:opacity="100%" style:text-position="0% 100%" style:font-name="Symbol" fo:font-size="11pt" officeooo:rsid="002268eb" style:font-size-asian="11pt" style:font-size-complex="12pt"/>
    </style:style>
    <style:style style:name="T30" style:family="text">
      <style:text-properties fo:color="#000000" loext:opacity="100%" style:text-position="0% 100%" style:font-name="Symbol" fo:font-size="11pt" fo:font-weight="normal" officeooo:rsid="00191733" style:font-size-asian="11pt" style:font-size-complex="12pt"/>
    </style:style>
    <style:style style:name="T31" style:family="text">
      <style:text-properties fo:color="#000000" loext:opacity="100%" style:text-position="0% 100%" style:font-name="ArialMT" fo:font-size="11pt" style:font-size-asian="11pt" style:font-size-complex="12pt"/>
    </style:style>
    <style:style style:name="T32" style:family="text">
      <style:text-properties fo:color="#000000" loext:opacity="100%" style:text-position="0% 100%" style:font-name="ArialMT" fo:font-size="11pt" officeooo:rsid="00191733" style:font-size-asian="11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jercicio 6:</text:span></text:p>
      <text:p text:style-name="P1"><text:span text:style-name="T1"/></text:p>
      <text:p text:style-name="P1"><text:span text:style-name="T2">Proyecto</text:span><text:span text:style-name="T3">(codProyecto, nombrP,descripcion, fechaInicioP, fechaFinP, fechaFinEstimada, DNIResponsable(fk), equipoBackend(fk), equipoFrontend(fk))</text:span></text:p>
      <text:p text:style-name="P1"><text:span text:style-name="T7">//DNIResponsable corresponde a un empleado, equipoBackend y equipoFrontend corresponden a</text:span></text:p>
      <text:p text:style-name="P1"><text:span text:style-name="T7">un equipo</text:span></text:p>
      <text:p text:style-name="P1"><text:span text:style-name="T2">Equipo</text:span><text:span text:style-name="T3">(codEquipo, nombreE, descripcionTecnologias,DNILider(fk))</text:span><text:span text:style-name="T7">//DNILider corresponde a un</text:span></text:p>
      <text:p text:style-name="P1"><text:span text:style-name="T7">empleado</text:span></text:p>
      <text:p text:style-name="P1"><text:span text:style-name="T2">Empleado</text:span><text:span text:style-name="T3">(DNI,nombre, apellido, telefono, direccion, fechaIngreso)</text:span></text:p>
      <text:p text:style-name="P1"><text:span text:style-name="T2">Empleado_Equipo</text:span><text:span text:style-name="T3">(codEquipo,DNI, fechaInicio, fechaFin,descripcionRol)</text:span></text:p>
      <text:p text:style-name="P1"><text:span text:style-name="T3"/></text:p>
      <text:p text:style-name="P2"><text:span text:style-name="T3">P &lt;= Proyecto</text:span></text:p>
      <text:p text:style-name="P2"><text:span text:style-name="T3">E</text:span><text:span text:style-name="T4">q</text:span><text:span text:style-name="T3"> &lt;= EquiposSolo</text:span></text:p>
      <text:p text:style-name="P2"><text:span text:style-name="T3">Emp &lt;= Empleado</text:span></text:p>
      <text:p text:style-name="P2"><text:span text:style-name="T3">Emp_E &lt;= Empleado_Equipo</text:span></text:p>
      <text:p text:style-name="P1"><text:span text:style-name="T3"/></text:p>
      <text:p text:style-name="P1"><text:span text:style-name="T3">1. Listar nombre, descripción, fecha de inicio y fecha de fin de proyectos ya finalizados que</text:span></text:p>
      <text:p text:style-name="P1"><text:span text:style-name="T3">no fueron terminados antes de la fecha de fin estimada.</text:span></text:p>
      <text:p text:style-name="P1"><text:span text:style-name="T3"/></text:p>
      <text:p text:style-name="P2"><text:span text:style-name="T3">P &lt;= Proyecto</text:span></text:p>
      <text:p text:style-name="P3"><text:span text:style-name="T10">p</text:span><text:span text:style-name="T15">nombrP,descripcion,fechaInicioP,fechaFinP</text:span><text:span text:style-name="T9">( </text:span><text:span text:style-name="T8">s</text:span><text:span text:style-name="T12">fechaFinP&lt;=01/11/2021 </text:span><text:span text:style-name="T13">^ fechaFinP&gt;</text:span><text:span text:style-name="T12">fechaFinEstimada </text:span><text:span text:style-name="T11"><text:s/></text:span><text:span text:style-name="T3">( P </text:span><text:span text:style-name="T4">))</text:span></text:p>
      <text:p text:style-name="P3"><text:span text:style-name="T17"/></text:p>
      <text:p text:style-name="P1"><text:span text:style-name="T3"/></text:p>
      <text:p text:style-name="P1"><text:span text:style-name="T3"/></text:p>
      <text:p text:style-name="P1"><text:span text:style-name="T3">2. Listar DNI, nombre, apellido, teléfono, dirección y fecha de ingreso de empleados que no</text:span></text:p>
      <text:p text:style-name="P1"><text:span text:style-name="T3">hayan sido responsables de proyectos.</text:span></text:p>
      <text:p text:style-name="P1"><text:span text:style-name="T3"/></text:p>
      <text:p text:style-name="P3"><text:span text:style-name="T3">Emp &lt;= Empleado</text:span></text:p>
      <text:p text:style-name="P3"><text:span text:style-name="T3">E</text:span><text:span text:style-name="T4">q</text:span><text:span text:style-name="T3"> &lt;= EquiposSolo</text:span></text:p>
      <text:p text:style-name="P5"><text:span text:style-name="T20">p</text:span><text:span text:style-name="T14">DNI, nombre, apellido, teléfono, dirección</text:span><text:span text:style-name="T19">( </text:span><text:span text:style-name="T18">Emp </text:span><text:span text:style-name="T19">|x| </text:span><text:span text:style-name="T16">( </text:span><text:span text:style-name="T20">p</text:span><text:span text:style-name="T14">DNI</text:span><text:span text:style-name="T5">(</text:span><text:span text:style-name="T3">Emp</text:span><text:span text:style-name="T5">) - </text:span><text:span text:style-name="T20">p</text:span><text:span text:style-name="T14">DNILider</text:span><text:span text:style-name="T3">( Eq ))</text:span><text:span text:style-name="T6">)</text:span></text:p>
      <text:p text:style-name="P3"><text:span text:style-name="T3"/></text:p>
      <text:p text:style-name="P1"><text:span text:style-name="T3"/></text:p>
      <text:p text:style-name="P1"><text:span text:style-name="T3">3. Listar DNI, nombre, apellido, teléfono y dirección de todos los empleados que trabajan en</text:span></text:p>
      <text:p text:style-name="P1"><text:span text:style-name="T3">el proyecto con nombre ‘Proyecto X’. No es necesario informar responsable y líderes.</text:span></text:p>
      <text:p text:style-name="P1"><text:span text:style-name="T3"/></text:p>
      <text:p text:style-name="P4"><text:span text:style-name="T3">P &lt;= Proyecto</text:span></text:p>
      <text:p text:style-name="P4"><text:span text:style-name="T3">Emp &lt;= Empleado</text:span></text:p>
      <text:p text:style-name="P4"><text:span text:style-name="T3">Emp_E &lt;= Empleado_Equipo</text:span></text:p>
      <text:p text:style-name="P9"><text:span text:style-name="T27"/></text:p>
      <text:p text:style-name="P10"><text:span text:style-name="T30">p</text:span><text:span text:style-name="T23">DNI, nombre, apellido, teléfono, dirección</text:span><text:span text:style-name="T31">( </text:span><text:span text:style-name="T32">Emp </text:span><text:span text:style-name="T31">|x| ( </text:span><text:span text:style-name="T29">s</text:span><text:span text:style-name="T21">P.n</text:span><text:span text:style-name="T22">ombrP=”Proyecto X” </text:span><text:span text:style-name="T21">^ ( Emp_E.codEquipo=equipoBackend v Emp_E.codEquipo=equipoFrontend ) </text:span><text:span text:style-name="T31">( </text:span><text:span text:style-name="T27">P </text:span><text:span text:style-name="T25">x </text:span><text:span text:style-name="T26">Emp_E </text:span><text:span text:style-name="T25">)))</text:span></text:p>
      <text:p text:style-name="P8"><text:span text:style-name="T27"/></text:p>
      <text:p text:style-name="P6"><text:span text:style-name="T27"/></text:p>
      <text:p text:style-name="P7"/>
      <text:p text:style-name="P1"><text:span text:style-name="T3">4. Listar nombre de equipo y datos personales de líderes de equipos que no tengan</text:span></text:p>
      <text:p text:style-name="P1"><text:span text:style-name="T3">empleados asignados y trabajen con tecnología ‘Java’.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5. Modificar nombre, apellido y dirección del empleado con DNI: 40568965 con los datos que</text:span></text:p>
      <text:p text:style-name="P1"><text:span text:style-name="T3">desee.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6. Listar DNI, nombre, apellido, teléfono y dirección de empleados que son responsables de</text:span></text:p>
      <text:p text:style-name="P1"><text:span text:style-name="T3">proyectos pero no han sido líderes de equipo.</text:span></text:p>
      <text:p text:style-name="P1"><text:soft-page-break/><text:span text:style-name="T3">7. Listar nombre de equipo y descripción de tecnologías de equipos que hayan sido</text:span></text:p>
      <text:p text:style-name="P1"><text:span text:style-name="T3">asignados como equipos frontend y backend.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8. Listar nombre, descripción, fecha de inicio, nombre y apellido de responsables de</text:span></text:p>
      <text:p text:style-name="P1"><text:span text:style-name="T3">proyectos a finalizar durante 2019.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9. Listar nombre de equipo, descripción de tecnología y la información personal del líder, de</text:span></text:p>
      <text:p text:style-name="Standard"><text:span text:style-name="T3">equipos que no estén asignados a ningún proyecto au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charset="x-symbol"/>
    <style:font-face style:name="Century Gothic" svg:font-family="'Century Gothic'"/>
    <style:font-face style:name="Arial1" svg:font-family="Arial" style:font-family-generic="swiss"/>
    <style:font-face style:name="Arial mt" svg:font-family="'Arial mt'" style:font-family-generic="swiss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1T22:24:30.180000000</meta:creation-date>
    <dc:date>2021-11-02T01:11:43.826000000</dc:date>
    <meta:editing-duration>PT1H2M56S</meta:editing-duration>
    <meta:editing-cycles>1</meta:editing-cycles>
    <meta:document-statistic meta:table-count="0" meta:image-count="0" meta:object-count="0" meta:page-count="2" meta:paragraph-count="39" meta:word-count="304" meta:character-count="2204" meta:non-whitespace-character-count="1938"/>
    <meta:generator>LibreOffice/7.1.4.2$Windows_X86_64 LibreOffice_project/a529a4fab45b75fefc5b6226684193eb000654f6</meta:generator>
  </office:meta>
</office:document-meta>
</file>